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dfdd10" officeooo:paragraph-rsid="00dfdd10" style:font-weight-asian="bold" style:font-weight-complex="bold"/>
    </style:style>
    <style:style style:name="P3" style:family="paragraph" style:parent-style-name="Standard">
      <style:text-properties fo:font-weight="bold" officeooo:rsid="00ec192d" officeooo:paragraph-rsid="00ec192d" style:font-weight-asian="bold" style:font-weight-complex="bold"/>
    </style:style>
    <style:style style:name="P4" style:family="paragraph" style:parent-style-name="Standard">
      <style:text-properties fo:font-weight="bold" officeooo:paragraph-rsid="01008a2e"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rsid="00a1c71f" officeooo:paragraph-rsid="002110cf" style:font-weight-asian="normal" style:font-weight-complex="normal"/>
    </style:style>
    <style:style style:name="P7" style:family="paragraph" style:parent-style-name="Standard">
      <style:text-properties fo:font-weight="normal" officeooo:paragraph-rsid="00cef390" style:font-weight-asian="normal" style:font-weight-complex="normal"/>
    </style:style>
    <style:style style:name="P8" style:family="paragraph" style:parent-style-name="Standard">
      <style:text-properties fo:font-weight="normal" officeooo:paragraph-rsid="00db0664" style:font-weight-asian="normal" style:font-weight-complex="normal"/>
    </style:style>
    <style:style style:name="P9" style:family="paragraph" style:parent-style-name="Standard">
      <style:text-properties officeooo:paragraph-rsid="00db496c"/>
    </style:style>
    <style:style style:name="P10" style:family="paragraph" style:parent-style-name="Standard">
      <style:text-properties fo:background-color="#ffff99"/>
    </style:style>
    <style:style style:name="P11" style:family="paragraph" style:parent-style-name="Standard">
      <style:text-properties officeooo:rsid="00e597d9" officeooo:paragraph-rsid="00e597d9" fo:background-color="#ffff99"/>
    </style:style>
    <style:style style:name="P12" style:family="paragraph" style:parent-style-name="Standard">
      <style:text-properties officeooo:rsid="0100fb62" officeooo:paragraph-rsid="0100fb62" fo:background-color="#ffff99"/>
    </style:style>
    <style:style style:name="P13" style:family="paragraph" style:parent-style-name="Standard">
      <style:text-properties officeooo:rsid="00f141e9" officeooo:paragraph-rsid="00f141e9"/>
    </style:style>
    <style:style style:name="P14" style:family="paragraph" style:parent-style-name="Standard">
      <style:text-properties officeooo:rsid="00f141e9" officeooo:paragraph-rsid="00f141e9" fo:background-color="transparent"/>
    </style:style>
    <style:style style:name="P15" style:family="paragraph" style:parent-style-name="Standard">
      <style:text-properties officeooo:rsid="00fc957c" officeooo:paragraph-rsid="00fc957c"/>
    </style:style>
    <style:style style:name="P16" style:family="paragraph" style:parent-style-name="Standard">
      <style:text-properties officeooo:rsid="0102cc40" officeooo:paragraph-rsid="0102cc40"/>
    </style:style>
    <style:style style:name="P17" style:family="paragraph" style:parent-style-name="Standard">
      <style:text-properties officeooo:rsid="01044130" officeooo:paragraph-rsid="01044130"/>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officeooo:rsid="00e88f19" officeooo:paragraph-rsid="00e88f19" fo:background-color="#ffff99"/>
    </style:style>
    <style:style style:name="P20" style:family="paragraph" style:parent-style-name="Standard">
      <style:text-properties officeooo:rsid="01044130" officeooo:paragraph-rsid="0107d830"/>
    </style:style>
    <style:style style:name="P21" style:family="paragraph" style:parent-style-name="Standard">
      <style:text-properties officeooo:rsid="0107df35" officeooo:paragraph-rsid="0107df35"/>
    </style:style>
    <style:style style:name="P22" style:family="paragraph" style:parent-style-name="Standard">
      <style:text-properties officeooo:rsid="00fd9b72" officeooo:paragraph-rsid="00fd9b7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db023f" style:font-weight-asian="normal" style:font-weight-complex="normal"/>
    </style:style>
    <style:style style:name="T4" style:family="text">
      <style:text-properties officeooo:rsid="001a2ebe"/>
    </style:style>
    <style:style style:name="T5" style:family="text">
      <style:text-properties officeooo:rsid="00a47ea4"/>
    </style:style>
    <style:style style:name="T6" style:family="text">
      <style:text-properties officeooo:rsid="00a56fc2"/>
    </style:style>
    <style:style style:name="T7" style:family="text">
      <style:text-properties officeooo:rsid="00a65724"/>
    </style:style>
    <style:style style:name="T8" style:family="text">
      <style:text-properties officeooo:rsid="00a6cd21"/>
    </style:style>
    <style:style style:name="T9" style:family="text">
      <style:text-properties officeooo:rsid="00a73449"/>
    </style:style>
    <style:style style:name="T10" style:family="text">
      <style:text-properties officeooo:rsid="00a85460"/>
    </style:style>
    <style:style style:name="T11" style:family="text">
      <style:text-properties officeooo:rsid="00a9a930"/>
    </style:style>
    <style:style style:name="T12" style:family="text">
      <style:text-properties officeooo:rsid="00aab758"/>
    </style:style>
    <style:style style:name="T13" style:family="text">
      <style:text-properties officeooo:rsid="00ac8df7"/>
    </style:style>
    <style:style style:name="T14" style:family="text">
      <style:text-properties officeooo:rsid="00ae7452"/>
    </style:style>
    <style:style style:name="T15" style:family="text">
      <style:text-properties officeooo:rsid="00af36e9"/>
    </style:style>
    <style:style style:name="T16" style:family="text">
      <style:text-properties officeooo:rsid="00afc7f9"/>
    </style:style>
    <style:style style:name="T17" style:family="text">
      <style:text-properties officeooo:rsid="00b12368"/>
    </style:style>
    <style:style style:name="T18" style:family="text">
      <style:text-properties officeooo:rsid="00b30a61"/>
    </style:style>
    <style:style style:name="T19" style:family="text">
      <style:text-properties style:font-name="Liberation Serif" officeooo:rsid="00b395f4"/>
    </style:style>
    <style:style style:name="T20" style:family="text">
      <style:text-properties style:font-name="Liberation Serif" officeooo:rsid="00b4eace"/>
    </style:style>
    <style:style style:name="T21" style:family="text">
      <style:text-properties style:font-name="Liberation Serif" officeooo:rsid="00b5bcf7"/>
    </style:style>
    <style:style style:name="T22" style:family="text">
      <style:text-properties style:font-name="Liberation Serif" officeooo:rsid="00b5e699"/>
    </style:style>
    <style:style style:name="T23" style:family="text">
      <style:text-properties style:font-name="Liberation Serif" officeooo:rsid="00b6f144"/>
    </style:style>
    <style:style style:name="T24" style:family="text">
      <style:text-properties style:font-name="Liberation Serif" officeooo:rsid="00bd1525"/>
    </style:style>
    <style:style style:name="T25" style:family="text">
      <style:text-properties style:font-name="Liberation Serif" officeooo:rsid="00be1fc2"/>
    </style:style>
    <style:style style:name="T26" style:family="text">
      <style:text-properties style:font-name="Liberation Serif" officeooo:rsid="00c1326a"/>
    </style:style>
    <style:style style:name="T27" style:family="text">
      <style:text-properties style:font-name="Liberation Serif" officeooo:rsid="00c25b72"/>
    </style:style>
    <style:style style:name="T28" style:family="text">
      <style:text-properties style:font-name="Liberation Serif" officeooo:rsid="00c4e613"/>
    </style:style>
    <style:style style:name="T29" style:family="text">
      <style:text-properties style:font-name="Liberation Serif" officeooo:rsid="00d9a820"/>
    </style:style>
    <style:style style:name="T30" style:family="text">
      <style:text-properties style:font-name="Liberation Serif" fo:font-weight="normal" officeooo:rsid="00b6f144" style:font-weight-asian="normal" style:font-weight-complex="normal"/>
    </style:style>
    <style:style style:name="T31" style:family="text">
      <style:text-properties style:font-name="Liberation Serif" fo:font-weight="normal" officeooo:rsid="00b909bd" style:font-weight-asian="normal" style:font-weight-complex="normal"/>
    </style:style>
    <style:style style:name="T32" style:family="text">
      <style:text-properties style:font-name="Liberation Serif" fo:font-weight="normal" officeooo:rsid="00b5bcf7" style:font-weight-asian="normal" style:font-weight-complex="normal"/>
    </style:style>
    <style:style style:name="T33" style:family="text">
      <style:text-properties style:font-name="Liberation Serif" fo:font-weight="normal" officeooo:rsid="00db0664" style:font-weight-asian="normal" style:font-weight-complex="normal"/>
    </style:style>
    <style:style style:name="T34" style:family="text">
      <style:text-properties style:font-name="Liberation Serif" fo:font-weight="normal" officeooo:rsid="00e4c948" style:font-weight-asian="normal" style:font-weight-complex="normal"/>
    </style:style>
    <style:style style:name="T35" style:family="text">
      <style:text-properties officeooo:rsid="00b8678c"/>
    </style:style>
    <style:style style:name="T36" style:family="text">
      <style:text-properties officeooo:rsid="00c5516c"/>
    </style:style>
    <style:style style:name="T37" style:family="text">
      <style:text-properties officeooo:rsid="00c6fc2a"/>
    </style:style>
    <style:style style:name="T38" style:family="text">
      <style:text-properties officeooo:rsid="00c8acc7"/>
    </style:style>
    <style:style style:name="T39" style:family="text">
      <style:text-properties officeooo:rsid="00ca2a56"/>
    </style:style>
    <style:style style:name="T40" style:family="text">
      <style:text-properties officeooo:rsid="00d0ab36"/>
    </style:style>
    <style:style style:name="T41" style:family="text">
      <style:text-properties officeooo:rsid="00d3754c"/>
    </style:style>
    <style:style style:name="T42" style:family="text">
      <style:text-properties officeooo:rsid="00d4cd9a"/>
    </style:style>
    <style:style style:name="T43" style:family="text">
      <style:text-properties officeooo:rsid="00d56f54"/>
    </style:style>
    <style:style style:name="T44" style:family="text">
      <style:text-properties officeooo:rsid="00d7a297"/>
    </style:style>
    <style:style style:name="T45" style:family="text">
      <style:text-properties fo:background-color="#ffff99"/>
    </style:style>
    <style:style style:name="T46" style:family="text">
      <style:text-properties officeooo:rsid="00dd82a9" fo:background-color="#ffff99"/>
    </style:style>
    <style:style style:name="T47" style:family="text">
      <style:text-properties officeooo:rsid="00e597d9" fo:background-color="#ffff99"/>
    </style:style>
    <style:style style:name="T48" style:family="text">
      <style:text-properties officeooo:rsid="00e6e5da" fo:background-color="#ffff99"/>
    </style:style>
    <style:style style:name="T49" style:family="text">
      <style:text-properties officeooo:rsid="01008a2e" fo:background-color="#ffff99"/>
    </style:style>
    <style:style style:name="T50" style:family="text">
      <style:text-properties officeooo:rsid="00fe8d44" fo:background-color="#ffff99"/>
    </style:style>
    <style:style style:name="T51" style:family="text">
      <style:text-properties officeooo:rsid="0107df35" fo:background-color="#ffff99"/>
    </style:style>
    <style:style style:name="T52" style:family="text">
      <style:text-properties officeooo:rsid="00edd10f"/>
    </style:style>
    <style:style style:name="T53" style:family="text">
      <style:text-properties officeooo:rsid="00f0df55"/>
    </style:style>
    <style:style style:name="T54" style:family="text">
      <style:text-properties officeooo:rsid="00f311d9"/>
    </style:style>
    <style:style style:name="T55" style:family="text">
      <style:text-properties officeooo:rsid="00fe8d44"/>
    </style:style>
    <style:style style:name="T56" style:family="text">
      <style:text-properties officeooo:rsid="0100fb62"/>
    </style:style>
    <style:style style:name="T57" style:family="text">
      <style:text-properties officeooo:rsid="010589dc"/>
    </style:style>
    <style:style style:name="T58" style:family="text">
      <style:text-properties officeooo:rsid="01069a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NOTE: I'm not using a software requirement specification for this... <text:span text:style-name="T52">the requirement is simply to produce the most accurate mathematical expression segmentation technique and then to evaluate as objectively as possible.</text:span></text:p>
      <text:p text:style-name="P1"/>
      <text:p text:style-name="P1"/>
      <text:p text:style-name="P1"/>
      <text:p text:style-name="P1"/>
      <text:p text:style-name="P1">1. INTRODUCTION </text:p>
      <text:p text:style-name="P1">1.1 <text:s/>Purpose </text:p>
      <text:p text:style-name="Standard"/>
      <text:p text:style-name="Standard"><text:tab/>The goal of this project is to enhance the quality of document layout analysis and OCR for printed (non-handwritten) technical/scientific <text:span text:style-name="T14">public domain</text:span> documents which may contain displayed/inline equations, matrices, illustrations, graphs, etc. Automated processing of such documents requires both physical and logical layout analysis techniques to be employed in order to segment and <text:span text:style-name="T5">then</text:span> classify zones of interest for correct processing. <text:span text:style-name="T40">After physical layout analysis is carried out,</text:span> <text:span text:style-name="T40">r</text:span>egions corresponding to illustrations, plain text, matrices, and mathematical formulas all must be classified so that they <text:span text:style-name="T36">can </text:span>be processed correctly. The application <text:span text:style-name="T6">of</text:span> thi<text:span text:style-name="T40">s project </text:span>is in automated processing of digitized public domain text books, articles, dissertations, etc (or non public domain documents with author/publisher consent and due legal permission). Automated document processing has seen widespread use in industrial settings (i.e. automated processing of bank notes or postage envelopes) as well as for Assistive Technology in aiding the blind and/or visually impaired in their accessibility to <text:span text:style-name="T7">information</text:span>. More controversially, document layout analysis and OCR has found use in the “Google Books Initiative” whose founders <text:span text:style-name="T14">have </text:span>envisioned a veritable <text:span text:style-name="T4">o</text:span>nline “Library of Alexandria” from which all of the world's knowledge <text:span text:style-name="T7">could instantly be</text:span> acquired <text:span text:style-name="T41">freely </text:span>from anywhere.</text:p>
      <text:p text:style-name="P7"><text:span text:style-name="T20"><text:tab/></text:span><text:span text:style-name="T21">The purpose of this work is </text:span><text:span text:style-name="T29">thus</text:span><text:span text:style-name="T21"> to develop and evaluate an equation detector </text:span><text:span text:style-name="T29">to</text:span><text:span text:style-name="T21"> obtain favorable accuracy on a wide range of pages </text:span><text:span text:style-name="T29">of</text:span><text:span text:style-name="T21"> printed public domain text, </text:span><text:span text:style-name="T28">compare</text:span><text:span text:style-name="T21"> th</text:span><text:span text:style-name="T29">is</text:span><text:span text:style-name="T22"> </text:span><text:span text:style-name="T28">equation detector’s</text:span><text:span text:style-name="T21"> </text:span><text:span text:style-name="T29">accuracy to that </text:span><text:span text:style-name="T21">of </text:span><text:span text:style-name="T23">Tesseract’s default implementation</text:span><text:span text:style-name="T21">, </text:span><text:span text:style-name="T24">and </text:span><text:span text:style-name="T27">to </text:span><text:span text:style-name="T28">evaluate classifier </text:span><text:span text:style-name="T24">performance under a wide variety of inputs.</text:span></text:p>
      <text:p text:style-name="P5"><text:tab/></text:p>
      <text:p text:style-name="P1">1.2 <text:s/>Problem Statement and Project Scope</text:p>
      <text:p text:style-name="P5"/>
      <text:p text:style-name="P8"><text:tab/>Currently, the <text:span text:style-name="T8">commercial</text:span> OCR system<text:span text:style-name="T37"> best </text:span>suitable in handling scientific documents is Masakazu Suzuki's “Infty Reader” which can accurately recognize <text:span text:style-name="T38">a wide variety of c</text:span>omplex mathematical equations as well as matrices, assuming that they are first properly isolated from other, non-math, regions of text. While some of the system's shortcomings can be attributed to the merging or breaking of characters during image scanning, <text:span text:style-name="T8">most</text:span> of the system's errors can be attributed to the improper isolation of the math regions from non-math regions. The system isolates regions of interest based solely upon analysis of the output of a commercial OCR system, Abby Fine Reader. Regions which appear to be “junk output” are deemed as candidates for math recognition. <text:s/>Infty Reader <text:span text:style-name="T8">sidesteps</text:span> the problem of physical and logical layout analysis, relying solely upon whatever physical and logical layout analysis is performed by the proprietary Abby Fine Reader system utilized. The Infty Reader system's degree of document understanding prior to recognition, <text:span text:style-name="T15">therefore,</text:span> is entirely at the mercy of false positive recognition<text:span text:style-name="T16">s</text:span> and/<text:span text:style-name="T10">or</text:span> layout <text:span text:style-name="T11">analysis</text:span> errors made by Abby Fine Reader, which, in and of itself, was not even designed with the layout analysis <text:span text:style-name="T12">of</text:span> scientific/<text:span text:style-name="T42">mathematical</text:span> documents in mind. </text:p>
      <text:p text:style-name="P8"><text:span text:style-name="T13"><text:tab/>Meanwhile, t</text:span>he “Google Books Initiative” project <text:span text:style-name="T9">has</text:span> spurred <text:span text:style-name="T39">a great amount of </text:span>interest in <text:span text:style-name="T43">the</text:span> <text:soft-page-break/>automated processing of <text:span text:style-name="T13">a wide variety of </text:span>documents ranging from ancient texts, magazines<text:span text:style-name="T13">, </text:span>articles, <text:span text:style-name="T13">to scientific/mathematical textbooks, dissertations, etc</text:span> in over fifty languages. An experimental equation detector, <text:span text:style-name="T44">for instance,</text:span> <text:span text:style-name="T17">was</text:span> implemented <text:span text:style-name="T17">as part of</text:span> <text:span text:style-name="T35">Google’s</text:span> 2011 release of their open source OCR engine, <text:span text:style-name="T17">Tesseract</text:span>. <text:span text:style-name="T18">Upon performing a preliminary evaluation of the equation detector on several pages of a public domain calculus text book (Advanced Calculus by Edwin Bidwell circa </text:span><text:span text:style-name="T19">1911), it was found that fewer than a fourth of the equation </text:span><text:span text:style-name="T25">zones </text:span><text:span text:style-name="T19">were </text:span><text:span text:style-name="T20">fully </text:span><text:span text:style-name="T19">segmented. </text:span><text:span text:style-name="T21">Of all of these</text:span><text:span text:style-name="T20"> fully segmented equation zones, </text:span><text:span text:style-name="T21">none of them were without at least some false positive pixels and/or under/</text:span><text:span text:style-name="T26">over</text:span><text:span text:style-name="T21">-segmentations</text:span><text:span text:style-name="T20">. </text:span></text:p>
      <text:p text:style-name="Standard"><text:span text:style-name="T1"><text:tab/></text:span><text:span text:style-name="T2">The primary goal of this project is to design, implement, and test a system which can accurately </text:span><text:span text:style-name="T3">detect and segment regions of text which correspond to mathematical equations and/or expressions. </text:span><text:span text:style-name="T30">While the general layout analysis framework of Tesseract will be utilized for this work, a new equation detector implementation will override Tesseract’s default one. The performance of Tesseract’s document layout analysis framework will be evaluated both under the default equation detector and the newly implemented one, </text:span><text:span text:style-name="T31">t</text:span><text:span text:style-name="T30">he results will be compared, </text:span><text:span text:style-name="T31">and experiments will be carried out on a variety of text formats in order to gain insight into how best to increase accuracy over a wide variety of documents while avoiding the problem</text:span><text:span text:style-name="T34">s</text:span><text:span text:style-name="T31"> of overtraining </text:span><text:span text:style-name="T33">to the largest extent possible</text:span><text:span text:style-name="T31">.</text:span><text:span text:style-name="T30"> </text:span><text:span text:style-name="T32"><text:s/></text:span></text:p>
      <text:p text:style-name="P6"/>
      <text:p text:style-name="P9"/>
      <text:p text:style-name="P1">1.3 <text:s/>Overview</text:p>
      <text:p text:style-name="Standard"><text:span text:style-name="T46">TODO: </text:span><text:span text:style-name="T45">Provide an overview of this document and its organization. <text:s/></text:span><text:span text:style-name="T47">Will do this after done writing everything up </text:span><text:span text:style-name="T48">REMEMBER THAT THIS WILL BE INCORPORATED INTO THE THESIS METHOD SECTION SO LAY OUT EVERYTHIGN WITH THAT IN MIND..</text:span><text:span text:style-name="T47">.</text:span><text:line-break/></text:p>
      <text:p text:style-name="P2">1.4 Definitions and Acronyms </text:p>
      <text:p text:style-name="Standard"/>
      <text:p text:style-name="P11">Put in whatever terminology from tesseract datastructures that i use... </text:p>
      <text:p text:style-name="P12">physical segmentation</text:p>
      <text:p text:style-name="P12">logical segmentation</text:p>
      <text:p text:style-name="P12">other terms....</text:p>
      <text:p text:style-name="Standard"/>
      <text:p text:style-name="P1">2. <text:s/>SYSTEM OVERVIEW </text:p>
      <text:p text:style-name="P10">Give a general description of the functionality, context and design of your project. Provide any </text:p>
      <text:p text:style-name="P10">background information if necessary. </text:p>
      <text:p text:style-name="P10"/>
      <text:p text:style-name="P14"><text:tab/>The software to be described herein is designed s<text:span text:style-name="T54">uch</text:span> that it may be utilized as a modular component <text:span text:style-name="T54">working in coordination with other components to produce a</text:span> full-fledged document layout analysis system. <text:span text:style-name="T54">While the document layout analysis</text:span> <text:span text:style-name="T54">system, as a whole, is geared toward the proper segmentation and detection of all zones in an arbitrary printed document image (i.e. normal text, image, halftones, mathematical expressions, musical notation, logos, chemical equations, etc.), the subsystem to be described herein is geared toward only the proper detection and <text:s/>segmentation of mathematical expression regions. This subsystem is to be integrated with an existing layout analysis system, Tesseract [reference], and its results compared to those of a default implementation supplied with the software. The subsystem is then evaluated on a ground truth data set which includes 100 images all taken from public domain texts. Both the groundtruth generation procedure as well as the evaluation method will be described in the subsequent section. The evaluation method objectively gauges performance by calculating true positive rate, precision, accuracy, false positive rate, false discovery rate, specificity, and negative predictive value all down to pixel-level [refer to shafait]. Both the dataset and evaluation tools are made freely open to the public in hopes that they may be made useful for the objective comparison of the subsystem's performance to any future or existing techniques.</text:span></text:p>
      <text:p text:style-name="P14"><text:soft-page-break/></text:p>
      <text:p text:style-name="P13"/>
      <text:p text:style-name="P1">3. SYSTEM ARCHITECTURE </text:p>
      <text:p text:style-name="P1">3.1 <text:s/>Architectural Design </text:p>
      <text:p text:style-name="P22"><text:span text:style-name="T45">Introduce the architecture by listing out the high-level modules </text:span><text:span text:style-name="T50">but don't go into any detail about them individually yet</text:span><text:span text:style-name="T45">...... How do the modules collaborate with eachother in order to achieve the desired functionality?? </text:span><text:span text:style-name="T50">That's what you address here. Provide a diagram showing the major subsystems and data and their interconnections. </text:span></text:p>
      <text:p text:style-name="Standard"/>
      <text:p text:style-name="Standard"><text:tab/><text:span text:style-name="T56">This system consists of three primary components, each of which are crucially important: the ground truth generation module, mathematical expression and segmentation module, and the evaluation module. Together, these three modules comprise a test-driven development environment wherein new detection/segmentation modules may be easily tested against one another with their respective performances being compared objectively. </text:span></text:p>
      <text:p text:style-name="Standard"/>
      <text:p text:style-name="Standard"/>
      <text:p text:style-name="Standard"/>
      <text:p text:style-name="P16"><text:span text:style-name="T56">D</text:span>iagram.........</text:p>
      <text:p text:style-name="Standard"/>
      <text:p text:style-name="P21">remmebre to use the term “hypothesis” when referring to what is being evaluated!!!</text:p>
      <text:p text:style-name="Standard"/>
      <text:p text:style-name="P17">use results of a preliminary evaluation on tesseract's defualt implementation using my groundtruth to illustrate this.. see if I can show part of it to give the reader an idea of how the pixel accurate evaluation is useful, then also show</text:p>
      <text:p text:style-name="P17"/>
      <text:p text:style-name="P20">so show the original image being fed in... the groundtruth created... the results of tesseract's default implementation.. then the illustration of the pixel based comparison (maybe only use a part of the image not entire image so that it will fit... this is just for illustration)... </text:p>
      <text:p text:style-name="P20"/>
      <text:p text:style-name="P20"/>
      <text:p text:style-name="P20">but ive noticed some weird things in my evaluation software... i need to <text:span text:style-name="T57">QUICKLY </text:span><text:s/>revisit to make sure everything's working the way i want it to..... <text:span text:style-name="T58">i don't know why on earth the debug images are appearing where they are...... and is the system even taking into account labels... need to do a clean run for both labeled and unlabeled testing!!!!!!!!!!!!!!</text:span></text:p>
      <text:p text:style-name="Standard"/>
      <text:p text:style-name="P15"/>
      <text:p text:style-name="P1">3.2 <text:s/>Decomposition Description <text:span text:style-name="T53">(high level overview of the whole system)</text:span></text:p>
      <text:p text:style-name="Standard">Provide a decomposition of the subsystems in the architectural design. <text:s/>Supplement with text </text:p>
      <text:p text:style-name="Standard">as needed. You may choose to give a functional description or an object­oriented description. </text:p>
      <text:p text:style-name="Standard">For <text:s/>a <text:s/>functional <text:s/>description, <text:s/>put <text:s/>top­level <text:s/>data <text:s/>flow <text:s/>diagram <text:s/>(DFD) <text:s/>and <text:s/>structural </text:p>
      <text:p text:style-name="Standard">decomposition <text:s/>diagrams. <text:s/>For <text:s/>an <text:s/>OO <text:s/>description, <text:s/>put <text:s/>subsystem <text:s/>model, <text:s/>object <text:s/>diagrams, </text:p>
      <text:p text:style-name="Standard">generalization <text:s/>hierarchy <text:s/>diagram(s) <text:s/>(if <text:s/>any), <text:s/>aggregation <text:s/>hierarchy <text:s/>diagram(s) <text:s/>(if <text:s/>any), </text:p>
      <text:p text:style-name="Standard">interface specifications, and sequence diagrams here. </text:p>
      <text:p text:style-name="Standard"/>
      <text:p text:style-name="P1">3.3 <text:s/>Design Rationale </text:p>
      <text:p text:style-name="Standard">Discuss the rationale for selecting the architecture described in 3.1 including critical <text:s/>issues </text:p>
      <text:p text:style-name="Standard">and <text:s/>trade/offs <text:s/>that <text:s/>were <text:s/>considered. <text:s/>You <text:s/>may <text:s/>discuss <text:s/>other <text:s/>architectures <text:s/>that <text:s/>were </text:p>
      <text:p text:style-name="Standard">considered, provided that you explain why you didn’t choose them. </text:p>
      <text:p text:style-name="Standard"/>
      <text:p text:style-name="P4"><text:soft-page-break/>4. DATA DESIGN <text:s/><text:span text:style-name="T49">This will have separate sections for the groundtruth generation, evaluation, and layout analysis module (for groundtruth generation show screenshot of user interface)</text:span></text:p>
      <text:p text:style-name="P1">4.1 <text:s/>Data Description </text:p>
      <text:p text:style-name="Standard">Explain how the information domain of your system is transformed into data structures. </text:p>
      <text:p text:style-name="Standard">Describe how the major data or system entities are stored, processed and organized. List any </text:p>
      <text:p text:style-name="Standard">databases or data storage items. </text:p>
      <text:p text:style-name="Standard"/>
      <text:p text:style-name="P1">4.2 <text:s/>Data Dictionary </text:p>
      <text:p text:style-name="Standard">Alphabetically list the system entities or major data along with their types and descriptions. If </text:p>
      <text:p text:style-name="Standard">you <text:s/>provided <text:s/>a <text:s/>functional <text:s/>description <text:s/>in <text:s/>Section <text:s/>3.2, <text:s/>list <text:s/>all <text:s/>the <text:s/>functions <text:s/>and <text:s/>function </text:p>
      <text:p text:style-name="Standard">parameters. If you provided an OO description, list the objects and its attributes, methods and </text:p>
      <text:p text:style-name="Standard">method parameters. </text:p>
      <text:p text:style-name="Standard"/>
      <text:p text:style-name="P1">5. COMPONENT DESIGN<text:span text:style-name="T45"> </text:span><text:span text:style-name="T49">This will go into greater detail for the document analysis module only</text:span></text:p>
      <text:p text:style-name="Standard">In this section, we take a closer look at what each component does in a more systematic way. If </text:p>
      <text:p text:style-name="Standard">you gave a functional description in section 3.2, provide a summary of your algorithm for each </text:p>
      <text:p text:style-name="Standard">function <text:s/>listed <text:s/>in <text:s/>3.2 <text:s/>in <text:s/>procedural <text:s/>description <text:s/>language <text:s/>(PDL) <text:s/>or <text:s/>pseudocode. If <text:s/>you <text:s/>gave <text:s/>an </text:p>
      <text:p text:style-name="Standard">OO description, summarize each object member function for all the objects listed in 3.2 in PDL </text:p>
      <text:p text:style-name="Standard">or pseudocode. <text:s/>Describe any local data when necessary. </text:p>
      <text:p text:style-name="Standard"/>
      <text:p text:style-name="P19"/>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Lohit Devanagar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Bruce</meta:initial-creator>
    <meta:creation-date>2013-06-11T18:20:29</meta:creation-date>
    <meta:generator>LibreOffice/4.1.1.2$Linux_X86_64 LibreOffice_project/410$Build-2</meta:generator>
    <dc:date>2013-09-19T15:08:29.959457985</dc:date>
    <dc:creator>Jake Bruce</dc:creator>
    <meta:editing-duration>P1DT10H11M3S</meta:editing-duration>
    <meta:editing-cycles>212</meta:editing-cycles>
    <meta:document-statistic meta:table-count="0" meta:image-count="0" meta:object-count="0" meta:page-count="4" meta:paragraph-count="57" meta:word-count="1613" meta:character-count="10889" meta:non-whitespace-character-count="9199"/>
  </office:meta>
</office:document-meta>
</file>